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Yahei Mono1" svg:font-family="'Yahei Mono'" style:font-family-generic="modern" style:font-pitch="fixed"/>
    <style:font-face style:name="Arial1" svg:font-family="Arial" style:font-family-generic="modern" style:font-pitch="variable"/>
    <style:font-face style:name="Yahei Mono" svg:font-family="'Yahei Mono'" style:font-family-generic="modern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cm" svg:stroke-color="#ff950e" draw:marker-start-width="0.2cm" draw:marker-end-width="0.2cm" draw:fill="solid" draw:fill-color="#ffffff" draw:textarea-horizontal-align="justify" draw:textarea-vertical-align="middle" draw:auto-grow-height="false" fo:min-height="13.95cm" fo:min-width="5.4cm" fo:padding-top="0.125cm" fo:padding-bottom="0.125cm" fo:padding-left="0.25cm" fo:padding-right="0.25cm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svg:stroke-color="#993366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66cc"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svg:stroke-color="#993366" draw:fill="solid" draw:fill-color="#ffffcc" draw:textarea-horizontal-align="justify" draw:textarea-vertical-align="middle" draw:auto-grow-height="false" fo:min-height="0.581cm" fo:min-width="3.1cm"/>
    </style:style>
    <style:style style:name="gr7" style:family="graphic" style:parent-style-name="standard">
      <style:graphic-properties svg:stroke-color="#993366" draw:fill="solid" draw:fill-color="#ffffcc" draw:textarea-horizontal-align="justify" draw:textarea-vertical-align="middle" draw:auto-grow-height="false" fo:min-height="0.582cm" fo:min-width="3.1cm"/>
    </style:style>
    <style:style style:name="gr8" style:family="graphic" style:parent-style-name="standard">
      <style:graphic-properties svg:stroke-color="#993366" draw:fill="solid" draw:fill-color="#99ccff" draw:textarea-horizontal-align="justify" draw:textarea-vertical-align="middle" draw:auto-grow-height="false" fo:min-height="0.581cm" fo:min-width="3.1cm"/>
    </style:style>
    <style:style style:name="gr9" style:family="graphic" style:parent-style-name="standard">
      <style:graphic-properties svg:stroke-color="#993366" draw:fill="solid" draw:fill-color="#99ccff" draw:textarea-horizontal-align="justify" draw:textarea-vertical-align="middle" draw:auto-grow-height="false" fo:min-height="0.582cm" fo:min-width="3.1cm"/>
    </style:style>
    <style:style style:name="gr10" style:family="graphic" style:parent-style-name="standard">
      <style:graphic-properties svg:stroke-color="#993366" draw:fill="solid" draw:fill-color="#cccccc" draw:textarea-horizontal-align="justify" draw:textarea-vertical-align="middle" draw:auto-grow-height="false" fo:min-height="0.581cm" fo:min-width="3.1cm"/>
    </style:style>
    <style:style style:name="gr11" style:family="graphic" style:parent-style-name="standard">
      <style:graphic-properties svg:stroke-color="#993366" draw:fill="solid" draw:fill-color="#cccccc" draw:textarea-horizontal-align="justify" draw:textarea-vertical-align="middle" draw:auto-grow-height="false" fo:min-height="0.582cm" fo:min-width="3.1cm"/>
    </style:style>
    <style:style style:name="gr12" style:family="graphic" style:parent-style-name="standard">
      <style:graphic-properties draw:stroke="dash" draw:stroke-dash="Fine_20_Dashed" draw:fill="solid" draw:fill-color="#ffffff" draw:textarea-horizontal-align="justify" draw:textarea-vertical-align="middle" draw:auto-grow-height="false" fo:min-height="4.05cm" fo:min-width="3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Yahei Mono1" style:font-name-asian="Yahei Mono1"/>
    </style:style>
    <style:style style:name="P3" style:family="paragraph">
      <style:paragraph-properties fo:text-align="center"/>
      <style:text-properties style:font-name="Yahei Mono1" fo:font-size="15pt" style:font-name-asian="Yahei Mono1" style:font-size-asian="15pt" style:font-size-complex="15pt"/>
    </style:style>
    <style:style style:name="P4" style:family="paragraph">
      <style:paragraph-properties fo:text-align="center"/>
      <style:text-properties style:font-name="Yahei Mono1" fo:font-size="14pt" style:font-name-asian="Yahei Mono1" style:font-size-asian="14pt" style:font-size-complex="14pt"/>
    </style:style>
    <style:style style:name="P5" style:family="paragraph">
      <style:paragraph-properties fo:text-align="center"/>
      <style:text-properties style:font-name="Yahei Mono1" fo:font-size="14pt" style:font-size-asian="14pt" style:font-size-complex="14pt"/>
    </style:style>
    <style:style style:name="P6" style:family="paragraph">
      <style:paragraph-properties fo:text-align="center"/>
      <style:text-properties style:font-name="Yahei Mono1" fo:font-size="12pt" style:font-size-asian="12pt" style:font-size-complex="12pt"/>
    </style:style>
    <style:style style:name="T1" style:family="text">
      <style:text-properties style:font-name="Yahei Mono1" style:font-name-asian="Yahei Mono1"/>
    </style:style>
    <style:style style:name="T2" style:family="text">
      <style:text-properties style:font-name="Yahei Mono1" fo:font-size="15pt" style:font-name-asian="Yahei Mono1" style:font-size-asian="15pt" style:font-size-complex="15pt"/>
    </style:style>
    <style:style style:name="T3" style:family="text">
      <style:text-properties style:font-name="Yahei Mono1" fo:font-size="14pt" style:font-name-asian="Yahei Mono1" style:font-size-asian="14pt" style:font-size-complex="14pt"/>
    </style:style>
    <style:style style:name="T4" style:family="text">
      <style:text-properties style:font-name="Yahei Mono1" fo:font-size="14pt" style:font-size-asian="14pt" style:font-size-complex="14pt"/>
    </style:style>
    <style:style style:name="T5" style:family="text">
      <style:text-properties style:font-name="Yahei Mono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5.9cm" svg:height="14.2cm" svg:x="1.2cm" svg:y="2cm">
          <text:p text:style-name="P1"><text:span text:style-name="T1">输入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编码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235cm" svg:height="1.7cm" svg:x="2cm" svg:y="3.5cm">
          <text:p text:style-name="P1"><text:span text:style-name="T2">前端</text:span><text:span text:style-name="T2">(FrontEnd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34cm" svg:height="1.7cm" svg:x="8.433cm" svg:y="3.5cm">
          <text:p text:style-name="P1"><text:span text:style-name="T2">中间态</text:span><text:span text:style-name="T2"><text:line-break/></text:span><text:span text:style-name="T2">(UTF-16 LE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cm" svg:height="14.2cm" svg:x="14cm" svg:y="2cm">
          <text:p text:style-name="P1"><text:span text:style-name="T1">输出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编码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35cm" svg:height="1.7cm" svg:x="14.865cm" svg:y="3.5cm">
          <text:p text:style-name="P1"><text:span text:style-name="T2">后端</text:span><text:span text:style-name="T2">(BackEnd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cm" svg:height="0.2cm" svg:x="6.4cm" svg:y="4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9cm" svg:height="0.2cm" svg:x="12.8cm" svg:y="4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4" draw:text-style-name="P4" draw:layer="layout" svg:width="3.6cm" svg:height="0.8cm" svg:x="8.75cm" svg:y="6.7cm">
            <text:p text:style-name="P1"><text:span text:style-name="T3">繁 → 简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3.6cm" svg:height="0.8cm" svg:x="8.75cm" svg:y="7.5cm">
            <text:p text:style-name="P1"><text:span text:style-name="T3">简 → 繁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3.6cm" svg:height="0.8cm" svg:x="8.75cm" svg:y="8.3cm">
            <text:p text:style-name="P1"><text:span text:style-name="T4">...</text:span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1" draw:layer="layout" svg:width="1.628cm" svg:height="0.2cm" draw:transform="rotate (-0.843866693339258) translate (9.064cm 5.34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628cm" svg:height="0.2cm" draw:transform="rotate (-0.843866693339258) translate (11.118cm 5.292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6" draw:text-style-name="P5" draw:layer="layout" svg:width="3.6cm" svg:height="0.831cm" svg:x="2.317cm" svg:y="6.7cm">
            <text:p text:style-name="P1"><text:span text:style-name="T4">UTF-16(LE)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3.6cm" svg:height="0.832cm" svg:x="2.317cm" svg:y="7.531cm">
            <text:p text:style-name="P1"><text:span text:style-name="T4">UTF-16(BE)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3.6cm" svg:height="0.832cm" svg:x="2.317cm" svg:y="10.026cm">
            <text:p text:style-name="P1"><text:span text:style-name="T4">UTF-8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3.6cm" svg:height="0.831cm" svg:x="2.317cm" svg:y="11.658cm">
            <text:p text:style-name="P1"><text:span text:style-name="T4">GBK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3.6cm" svg:height="0.832cm" svg:x="2.317cm" svg:y="12.503cm">
            <text:p text:style-name="P1"><text:span text:style-name="T4">Big5(UAO2.50)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3.6cm" svg:height="0.831cm" svg:x="2.317cm" svg:y="13.331cm">
            <text:p text:style-name="P1"><text:span text:style-name="T4">Shift-JIS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3.6cm" svg:height="0.832cm" svg:x="2.317cm" svg:y="14.183cm">
            <text:p text:style-name="P1"><text:span text:style-name="T4">EUC-KR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3.6cm" svg:height="0.831cm" svg:x="2.317cm" svg:y="15.015cm">
            <text:p text:style-name="P1"><text:span text:style-name="T4">...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6cm" svg:height="0.831cm" svg:x="2.317cm" svg:y="8.363cm">
            <text:p text:style-name="P1"><text:span text:style-name="T4">UCS-4(LE)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3.6cm" svg:height="0.832cm" svg:x="2.317cm" svg:y="9.194cm">
            <text:p text:style-name="P1"><text:span text:style-name="T4">UCS-4(BE)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3.6cm" svg:height="0.832cm" svg:x="2.317cm" svg:y="10.883cm">
            <text:p text:style-name="P1"><text:span text:style-name="T4">GB1803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3.6cm" svg:height="0.832cm" svg:x="2.317cm" svg:y="10.883cm">
            <text:p text:style-name="P1"><text:span text:style-name="T4">GB18030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3.6cm" svg:height="0.831cm" svg:x="15.182cm" svg:y="6.7cm">
            <text:p text:style-name="P1"><text:span text:style-name="T4">UTF-16(LE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3.6cm" svg:height="0.832cm" svg:x="15.182cm" svg:y="7.531cm">
            <text:p text:style-name="P1"><text:span text:style-name="T4">UTF-16(BE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3.6cm" svg:height="0.832cm" svg:x="15.182cm" svg:y="10.026cm">
            <text:p text:style-name="P1"><text:span text:style-name="T4">UTF-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5" draw:layer="layout" svg:width="3.6cm" svg:height="0.831cm" svg:x="15.182cm" svg:y="11.658cm">
            <text:p text:style-name="P1"><text:span text:style-name="T4">GB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5" draw:layer="layout" svg:width="3.6cm" svg:height="0.832cm" svg:x="15.182cm" svg:y="12.503cm">
            <text:p text:style-name="P1"><text:span text:style-name="T4">Big5(UAO2.50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5" draw:layer="layout" svg:width="3.6cm" svg:height="0.831cm" svg:x="15.182cm" svg:y="13.331cm">
            <text:p text:style-name="P1"><text:span text:style-name="T4">Shift-JI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5" draw:layer="layout" svg:width="3.6cm" svg:height="0.832cm" svg:x="15.182cm" svg:y="14.183cm">
            <text:p text:style-name="P1"><text:span text:style-name="T4">EUC-K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5" draw:layer="layout" svg:width="3.6cm" svg:height="0.831cm" svg:x="15.182cm" svg:y="15.015cm">
            <text:p text:style-name="P1"><text:span text:style-name="T4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3.6cm" svg:height="0.831cm" svg:x="15.182cm" svg:y="8.363cm">
            <text:p text:style-name="P1"><text:span text:style-name="T4">UCS-4(LE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3.6cm" svg:height="0.832cm" svg:x="15.182cm" svg:y="9.194cm">
            <text:p text:style-name="P1"><text:span text:style-name="T4">UCS-4(BE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3.6cm" svg:height="0.832cm" svg:x="15.182cm" svg:y="10.883cm">
            <text:p text:style-name="P1"><text:span text:style-name="T4">GB1803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3.6cm" svg:height="0.832cm" svg:x="15.182cm" svg:y="10.883cm">
            <text:p text:style-name="P1"><text:span text:style-name="T4">GB1803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2" draw:text-style-name="P1" draw:layer="layout" svg:width="4.3cm" svg:height="4.3cm" svg:x="8.5cm" svg:y="11.7cm">
              <text:p text:style-name="P1">图例</text:p>
              <text:p text:style-name="P1"/>
              <text:p text:style-name="P1"/>
              <text:p text:style-name="P1"/>
              <text:p text:style-name="P1"/>
              <text:p text:style-name="P1"/>
              <draw:enhanced-geometry svg:viewBox="0 0 21600 21600" draw:type="rectangle" draw:enhanced-path="M 0 0 L 21600 0 21600 21600 0 21600 0 0 Z N"/>
            </draw:custom-shape>
            <draw:g>
              <draw:custom-shape draw:style-name="gr6" draw:text-style-name="P6" draw:layer="layout" svg:width="3.6cm" svg:height="0.831cm" svg:x="8.9cm" svg:y="12.67cm">
                <text:p text:style-name="P1"><text:span text:style-name="T5">内置 </text:span><text:span text:style-name="T5">(internal)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" draw:text-style-name="P6" draw:layer="layout" svg:width="3.6cm" svg:height="0.832cm" svg:x="8.9cm" svg:y="13.737cm">
                <text:p text:style-name="P1"><text:span text:style-name="T5">外置 </text:span><text:span text:style-name="T5">(external)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6" draw:layer="layout" svg:width="3.6cm" svg:height="0.831cm" svg:x="8.9cm" svg:y="14.769cm">
                <text:p text:style-name="P1"><text:span text:style-name="T5">有损 </text:span><text:span text:style-name="T5">(loss)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Yahei Mono1" svg:font-family="'Yahei Mono'" style:font-family-generic="modern" style:font-pitch="fixed"/>
    <style:font-face style:name="Arial1" svg:font-family="Arial" style:font-family-generic="modern" style:font-pitch="variable"/>
    <style:font-face style:name="Yahei Mono" svg:font-family="'Yahei Mono'" style:font-family-generic="modern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2T16:07:41.018000000</meta:creation-date>
    <meta:editing-duration>P0D</meta:editing-duration>
    <meta:editing-cycles>1</meta:editing-cycles>
    <meta:generator>LibreOffice/4.3.4.1$Windows_x86 LibreOffice_project/bc356b2f991740509f321d70e4512a6a54c5f243</meta:generator>
    <meta:document-statistic meta:object-count="46"/>
  </office:meta>
</office:document-meta>
</file>